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-color="#cc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008080" draw:textarea-horizontal-align="justify" draw:textarea-vertical-align="middle" draw:auto-grow-height="false"/>
    </style:style>
    <style:style style:name="gr7" style:family="graphic" style:parent-style-name="standard">
      <style:graphic-properties draw:fill-color="#800000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-color="#2300dc"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 fo:wrap-option="wrap"/>
    </style:style>
    <style:style style:name="gr10" style:family="graphic" style:parent-style-name="standard">
      <style:graphic-properties draw:fill-color="#4b1f6f" draw:textarea-horizontal-align="justify" draw:textarea-vertical-align="middle" draw:auto-grow-height="false" fo:wrap-option="wrap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P5" style:family="paragraph">
      <style:paragraph-properties fo:text-align="center"/>
      <style:text-properties fo:color="#ffffff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6" style:family="paragraph">
      <style:paragraph-properties fo:text-align="center"/>
      <style:text-properties fo:color="#ffffff"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66pt" style:font-size-asian="66pt" style:font-size-complex="66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color="#ffffff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2" draw:id="id12" draw:layer="layout" svg:width="6.35cm" svg:height="3.175cm" svg:x="20.216cm" svg:y="10.95cm">
          <text:p text:style-name="P1">Connect Node to NMRA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6.35cm" svg:height="3.175cm" svg:x="20.251cm" svg:y="33.785cm">
          <text:p text:style-name="P1">Send CID Frame with 12 Bits of 48 Bit Node ID and <text:s/>12 Bit Node Alia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6.985cm" svg:height="4.064cm" svg:x="19.916cm" svg:y="38.23cm">
          <text:p text:style-name="P1">50ms Expir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xml:id="id3" draw:id="id3" draw:layer="layout" svg:x1="23.426cm" svg:y1="36.96cm" svg:x2="23.409cm" svg:y2="38.23cm" draw:start-shape="id1" draw:start-glue-point="2" draw:end-shape="id2" draw:end-glue-point="4" svg:d="m23426 36960v635h-17v635">
          <text:p/>
        </draw:connector>
        <draw:connector draw:style-name="gr4" draw:text-style-name="P1" draw:layer="layout" svg:x1="19.916cm" svg:y1="40.262cm" svg:x2="23.417cm" svg:y2="37.595cm" draw:start-shape="id2" draw:start-glue-point="5" draw:end-shape="id3" draw:end-glue-point="0" svg:d="m19916 40262h-502v-2667h4003">
          <text:p/>
        </draw:connector>
        <draw:custom-shape draw:style-name="gr3" draw:text-style-name="P1" xml:id="id4" draw:id="id4" draw:layer="layout" svg:width="6.985cm" svg:height="4.064cm" svg:x="19.916cm" svg:y="43.31cm">
          <text:p text:style-name="P1">Receive RID</text:p>
          <text:p text:style-name="P1">Frame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3.409cm" svg:y1="42.294cm" svg:x2="23.409cm" svg:y2="43.31cm" draw:start-shape="id2" draw:start-glue-point="6" draw:end-shape="id4" draw:end-glue-point="4" svg:d="m23409 42294v1016">
          <text:p/>
        </draw:connector>
        <draw:custom-shape draw:style-name="gr1" draw:text-style-name="P1" xml:id="id6" draw:id="id6" draw:layer="layout" svg:width="6.35cm" svg:height="3.175cm" svg:x="20.251cm" svg:y="24.905cm">
          <text:p text:style-name="P1">Generate Node ID Alias from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6.35cm" svg:height="3.175cm" svg:x="5.756cm" svg:y="24.905cm">
          <text:p text:style-name="P1">Run Pseudo-Random Number Generator on 48 Bit S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6.35cm" svg:height="3.175cm" svg:x="20.251cm" svg:y="20.785cm">
          <text:p text:style-name="P1">Copy Node ID into <text:span text:style-name="T1">Pseudo-</text:span><text:span text:style-name="T2">Random Number Generator 48 Bit Seed</text:span> 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9.916cm" svg:y1="45.342cm" svg:x2="8.931cm" svg:y2="28.08cm" draw:start-shape="id4" draw:start-glue-point="5" draw:end-shape="id5" draw:end-glue-point="2" svg:d="m19916 45342h-10985v-17262">
          <text:p/>
        </draw:connector>
        <draw:frame draw:style-name="gr5" draw:layer="layout" svg:width="1.539cm" svg:height="0.962cm" svg:x="23.357cm" svg:y="42.078cm">
          <draw:text-box>
            <text:p>Yes</text:p>
          </draw:text-box>
        </draw:frame>
        <draw:frame draw:style-name="gr5" draw:layer="layout" svg:width="1.315cm" svg:height="0.962cm" svg:x="17.8cm" svg:y="38.465cm">
          <draw:text-box>
            <text:p>No</text:p>
          </draw:text-box>
        </draw:frame>
        <draw:frame draw:style-name="gr5" draw:layer="layout" svg:width="1.539cm" svg:height="0.962cm" svg:x="17.276cm" svg:y="44.31cm">
          <draw:text-box>
            <text:p>Yes</text:p>
          </draw:text-box>
        </draw:frame>
        <draw:connector draw:style-name="gr4" draw:text-style-name="P1" draw:layer="layout" svg:x1="12.106cm" svg:y1="26.492cm" svg:x2="20.251cm" svg:y2="26.492cm" draw:start-shape="id5" draw:start-glue-point="1" draw:end-shape="id6" draw:end-glue-point="3" svg:d="m12106 26492h8145">
          <text:p/>
        </draw:connector>
        <draw:custom-shape draw:style-name="gr3" draw:text-style-name="P1" xml:id="id7" draw:id="id7" draw:layer="layout" svg:width="6.985cm" svg:height="5.588cm" svg:x="19.916cm" svg:y="48.355cm">
          <text:p text:style-name="P1">Have all four 12 </text:p>
          <text:p text:style-name="P1">Bit Node ID chunks </text:p>
          <text:p text:style-name="P1">been s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23.409cm" svg:y1="47.374cm" svg:x2="23.409cm" svg:y2="48.355cm" draw:start-shape="id4" draw:start-glue-point="6" draw:end-shape="id7" draw:end-glue-point="4" svg:d="m23409 47374v981">
          <text:p/>
        </draw:connector>
        <draw:frame draw:style-name="gr5" draw:layer="layout" svg:width="1.315cm" svg:height="0.962cm" svg:x="23.626cm" svg:y="47.12cm">
          <draw:text-box>
            <text:p>No</text:p>
          </draw:text-box>
        </draw:frame>
        <draw:custom-shape draw:style-name="gr1" draw:text-style-name="P1" xml:id="id8" draw:id="id8" draw:layer="layout" svg:width="6.35cm" svg:height="3.175cm" svg:x="30.611cm" svg:y="49.56cm">
          <text:p text:style-name="P1">Move to the next 12 Bits of the Node I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6.901cm" svg:y1="51.149cm" svg:x2="30.611cm" svg:y2="51.147cm" draw:start-shape="id7" draw:start-glue-point="7" draw:end-shape="id8" draw:end-glue-point="3" svg:d="m26901 51149h1855v-2h1855">
          <text:p/>
        </draw:connector>
        <draw:connector draw:style-name="gr4" draw:text-style-name="P1" draw:layer="layout" svg:x1="33.786cm" svg:y1="49.56cm" svg:x2="26.6cm" svg:y2="30.962cm" draw:start-shape="id8" draw:start-glue-point="0" draw:end-shape="id9" draw:end-glue-point="1" svg:d="m33786 49560v-18598h-7186">
          <text:p/>
        </draw:connector>
        <draw:frame draw:style-name="gr5" draw:layer="layout" svg:width="1.315cm" svg:height="0.962cm" svg:x="27.436cm" svg:y="50.295cm">
          <draw:text-box>
            <text:p>No</text:p>
          </draw:text-box>
        </draw:frame>
        <draw:frame draw:style-name="gr5" draw:layer="layout" svg:width="1.539cm" svg:height="0.962cm" svg:x="25.262cm" svg:y="53.143cm">
          <draw:text-box>
            <text:p>Yes</text:p>
          </draw:text-box>
        </draw:frame>
        <draw:custom-shape draw:style-name="gr2" draw:text-style-name="P1" xml:id="id10" draw:id="id10" draw:layer="layout" svg:width="6.35cm" svg:height="3.175cm" svg:x="20.251cm" svg:y="55.045cm">
          <text:p text:style-name="P1">Send Reserve ID (RID) Frame with Alias Node I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09cm" svg:y1="53.943cm" svg:x2="23.426cm" svg:y2="55.045cm" draw:start-shape="id7" draw:start-glue-point="6" draw:end-shape="id10" draw:end-glue-point="0" svg:d="m23409 53943v551h17v551">
          <text:p/>
        </draw:connector>
        <draw:connector draw:style-name="gr4" draw:text-style-name="P1" draw:layer="layout" svg:x1="23.426cm" svg:y1="58.22cm" svg:x2="23.426cm" svg:y2="59.725cm" draw:start-shape="id10" draw:start-glue-point="2" draw:end-shape="id11" svg:d="m23426 58220v1505">
          <text:p/>
        </draw:connector>
        <draw:custom-shape draw:style-name="gr1" draw:text-style-name="P1" xml:id="id13" draw:id="id13" draw:layer="layout" svg:width="6.35cm" svg:height="3.175cm" svg:x="20.216cm" svg:y="16.605cm">
          <text:p text:style-name="P1">Set Node as Inhibi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391cm" svg:y1="14.125cm" svg:x2="23.391cm" svg:y2="16.605cm" draw:start-shape="id12" draw:start-glue-point="2" draw:end-shape="id13" draw:end-glue-point="0" svg:d="m23391 14125v2480">
          <text:p/>
        </draw:connector>
        <draw:connector draw:style-name="gr4" draw:text-style-name="P1" draw:layer="layout" svg:x1="23.391cm" svg:y1="19.78cm" svg:x2="23.426cm" svg:y2="20.785cm" draw:start-shape="id13" draw:start-glue-point="2" draw:end-shape="id14" svg:d="m23391 19780v502h35v503">
          <text:p/>
        </draw:connector>
        <draw:custom-shape draw:style-name="gr2" draw:text-style-name="P1" xml:id="id11" draw:id="id11" draw:layer="layout" svg:width="6.35cm" svg:height="3.175cm" svg:x="20.251cm" svg:y="59.725cm">
          <text:p text:style-name="P1">Send Alias Map Definition Frame with Alias and Node ID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6.35cm" svg:height="3.175cm" svg:x="20.251cm" svg:y="64.515cm">
          <text:p text:style-name="P1">Set Node as Permit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62.9cm" svg:x2="23.426cm" svg:y2="64.515cm" draw:start-shape="id11" draw:start-glue-point="2" draw:end-shape="id15" svg:d="m23426 62900v1615">
          <text:p/>
        </draw:connector>
        <draw:frame draw:style-name="gr5" draw:text-style-name="P3" draw:layer="layout" svg:width="20.318cm" svg:height="1.352cm" svg:x="4.175cm" svg:y="3.51cm">
          <draw:text-box>
            <text:p><text:span text:style-name="T3">Node NMRABus CAN Control Registration</text:span></text:p>
          </draw:text-box>
        </draw:frame>
        <draw:frame draw:style-name="gr5" draw:text-style-name="P3" draw:layer="layout" svg:width="19.273cm" svg:height="1.352cm" svg:x="40.37cm" svg:y="4.175cm">
          <draw:text-box>
            <text:p><text:span text:style-name="T3">Node NMRABus CAN Control Response</text:span></text:p>
          </draw:text-box>
        </draw:frame>
        <draw:custom-shape draw:style-name="gr1" draw:text-style-name="P1" xml:id="id34" draw:id="id34" draw:layer="layout" svg:width="6.585cm" svg:height="3.175cm" svg:x="89.465cm" svg:y="6.08cm">
          <text:p text:style-name="P1">Read CAN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9" draw:id="id29" draw:layer="layout" svg:width="7.112cm" svg:height="4.572cm" svg:x="74.025cm" svg:y="20.285cm">
          <text:p text:style-name="P1">Is Check ID (CID)</text:p>
          <text:p text:style-name="P1">Fr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3" draw:id="id23" draw:layer="layout" svg:width="6.95cm" svg:height="5.08cm" svg:x="89.3cm" svg:y="28.405cm">
          <text:p text:style-name="P1">Is Alias Mapping </text:p>
          <text:p text:style-name="P1">Inquir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5cm" svg:height="0.962cm" svg:x="93.075cm" svg:y="24.803cm">
          <draw:text-box>
            <text:p>No</text:p>
          </draw:text-box>
        </draw:frame>
        <draw:frame draw:style-name="gr5" draw:layer="layout" svg:width="1.539cm" svg:height="0.962cm" svg:x="77.835cm" svg:y="25.438cm">
          <draw:text-box>
            <text:p>Yes</text:p>
          </draw:text-box>
        </draw:frame>
        <draw:custom-shape draw:style-name="gr2" draw:text-style-name="P1" xml:id="id24" draw:id="id24" draw:layer="layout" svg:width="6.604cm" svg:height="3.048cm" svg:x="74.26cm" svg:y="28.105cm">
          <text:p text:style-name="P4">Send Reserve ID (RID) Fra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6" draw:id="id16" draw:layer="layout" svg:width="6.35cm" svg:height="3.41cm" svg:x="115.2cm" svg:y="29.24cm">
          <text:p text:style-name="P1">Compare 48 Bit Node ID in message data with our 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7" draw:id="id17" draw:layer="layout" svg:width="6.985cm" svg:height="4.572cm" svg:x="124.19cm" svg:y="28.661cm">
          <text:p text:style-name="P1">Are they equa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21.55cm" svg:y1="30.945cm" svg:x2="124.19cm" svg:y2="30.947cm" draw:start-shape="id16" draw:start-glue-point="1" draw:end-shape="id17" draw:end-glue-point="5" svg:d="m121550 30945h1320v2h1320">
          <text:p/>
        </draw:connector>
        <draw:custom-shape draw:style-name="gr1" draw:text-style-name="P1" xml:id="id18" draw:id="id18" draw:layer="layout" svg:width="6.35cm" svg:height="1.905cm" svg:x="124.455cm" svg:y="34.92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315cm" svg:height="0.962cm" svg:x="127.965cm" svg:y="32.823cm">
          <draw:text-box>
            <text:p>No</text:p>
          </draw:text-box>
        </draw:frame>
        <draw:connector draw:style-name="gr4" draw:text-style-name="P1" draw:layer="layout" svg:x1="127.683cm" svg:y1="33.233cm" svg:x2="127.63cm" svg:y2="34.92cm" draw:start-shape="id17" draw:start-glue-point="6" draw:end-shape="id18" draw:end-glue-point="0" svg:d="m127683 33233v844h-53v843">
          <text:p/>
        </draw:connector>
        <draw:custom-shape draw:style-name="gr2" draw:text-style-name="P1" xml:id="id20" draw:id="id20" draw:layer="layout" svg:width="6.35cm" svg:height="3.175cm" svg:x="133.715cm" svg:y="29.375cm">
          <text:p text:style-name="P4">Send Alias Map Definition (AMD) Fram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6.985cm" svg:height="4.445cm" svg:x="106.156cm" svg:y="28.74cm">
          <text:p text:style-name="P1">Does the request </text:p>
          <text:p text:style-name="P1">Carry data byt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13.141cm" svg:y1="30.963cm" svg:x2="115.2cm" svg:y2="30.945cm" draw:start-shape="id19" draw:start-glue-point="7" draw:end-shape="id16" draw:end-glue-point="3" svg:d="m113141 30963h1030v-18h1029">
          <text:p/>
        </draw:connector>
        <draw:connector draw:style-name="gr4" draw:text-style-name="P1" draw:layer="layout" svg:x1="131.175cm" svg:y1="30.947cm" svg:x2="133.715cm" svg:y2="30.962cm" draw:start-shape="id17" draw:start-glue-point="7" draw:end-shape="id20" draw:end-glue-point="3" svg:d="m131175 30947h1270v15h1270">
          <text:p/>
        </draw:connector>
        <draw:connector draw:style-name="gr4" draw:text-style-name="P1" draw:layer="layout" svg:x1="109.649cm" svg:y1="28.74cm" svg:x2="136.89cm" svg:y2="29.375cm" draw:start-shape="id19" draw:start-glue-point="4" draw:end-shape="id20" draw:end-glue-point="0" svg:d="m109649 28740v-502h27241v1137">
          <text:p/>
        </draw:connector>
        <draw:custom-shape draw:style-name="gr3" draw:text-style-name="P1" xml:id="id21" draw:id="id21" draw:layer="layout" svg:width="6.985cm" svg:height="5.08cm" svg:x="97.755cm" svg:y="28.40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2" draw:id="id22" draw:layer="layout" svg:width="6.35cm" svg:height="1.905cm" svg:x="98.055cm" svg:y="34.86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1.248cm" svg:y1="33.485cm" svg:x2="101.23cm" svg:y2="34.86cm" draw:start-shape="id21" draw:start-glue-point="6" draw:end-shape="id22" svg:d="m101248 33485v688h-18v687">
          <text:p/>
        </draw:connector>
        <draw:frame draw:style-name="gr5" draw:layer="layout" svg:width="1.315cm" svg:height="0.962cm" svg:x="101.92cm" svg:y="33.385cm">
          <draw:text-box>
            <text:p>No</text:p>
          </draw:text-box>
        </draw:frame>
        <draw:connector draw:style-name="gr4" draw:text-style-name="P1" draw:layer="layout" svg:x1="96.25cm" svg:y1="30.945cm" svg:x2="97.755cm" svg:y2="30.945cm" draw:start-shape="id23" draw:start-glue-point="7" draw:end-shape="id21" draw:end-glue-point="5" svg:d="m96250 30945h1505">
          <text:p/>
        </draw:connector>
        <draw:connector draw:style-name="gr4" draw:text-style-name="P1" draw:layer="layout" svg:x1="104.74cm" svg:y1="30.945cm" svg:x2="106.156cm" svg:y2="30.963cm" draw:start-shape="id21" draw:start-glue-point="7" draw:end-shape="id19" draw:end-glue-point="5" svg:d="m104740 30945h708v18h708">
          <text:p/>
        </draw:connector>
        <draw:frame draw:style-name="gr5" draw:layer="layout" svg:width="1.539cm" svg:height="0.962cm" svg:x="96.216cm" svg:y="29.217cm">
          <draw:text-box>
            <text:p>Yes</text:p>
          </draw:text-box>
        </draw:frame>
        <draw:frame draw:style-name="gr5" draw:layer="layout" svg:width="1.539cm" svg:height="0.962cm" svg:x="104.74cm" svg:y="29.217cm">
          <draw:text-box>
            <text:p>Yes</text:p>
          </draw:text-box>
        </draw:frame>
        <draw:frame draw:style-name="gr5" draw:layer="layout" svg:width="1.539cm" svg:height="0.962cm" svg:x="113.126cm" svg:y="29.883cm">
          <draw:text-box>
            <text:p>Yes</text:p>
          </draw:text-box>
        </draw:frame>
        <draw:frame draw:style-name="gr5" draw:layer="layout" svg:width="1.539cm" svg:height="0.962cm" svg:x="131.41cm" svg:y="29.544cm">
          <draw:text-box>
            <text:p>Yes</text:p>
          </draw:text-box>
        </draw:frame>
        <draw:frame draw:style-name="gr5" draw:layer="layout" svg:width="1.315cm" svg:height="0.962cm" svg:x="109.775cm" svg:y="26.677cm">
          <draw:text-box>
            <text:p>No</text:p>
          </draw:text-box>
        </draw:frame>
        <draw:custom-shape draw:style-name="gr6" draw:text-style-name="P5" draw:layer="layout" svg:width="5.715cm" svg:height="1.27cm" svg:x="100.695cm" svg:y="25.765cm">
          <text:p text:style-name="P1"><text:span text:style-name="T4">Paragraph 6.2.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5.715cm" svg:height="1.27cm" svg:x="67.675cm" svg:y="35.925cm">
          <text:p text:style-name="P1"><text:span text:style-name="T4">Paragraph 6.2.5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5.715cm" svg:height="1.27cm" svg:x="28.941cm" svg:y="62.595cm">
          <text:p text:style-name="P1"><text:span text:style-name="T4">Paragraph 6.2.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5.715cm" svg:height="1.27cm" svg:x="14.971cm" svg:y="47.355cm">
          <text:p text:style-name="P1"><text:span text:style-name="T4">Paragraph 6.2.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xml:id="id28" draw:id="id28" draw:layer="layout" svg:width="6.985cm" svg:height="4.572cm" svg:x="89.265cm" svg:y="20.304cm">
          <text:p text:style-name="P1"><text:span text:style-name="T5">Is 12 Bit Alias </text:span></text:p>
          <text:p text:style-name="P1"><text:span text:style-name="T5">equal</text:span></text:p>
          <text:p text:style-name="P1"><text:span text:style-name="T5"><text:s/></text:span><text:span text:style-name="T5">to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5" draw:id="id25" draw:layer="layout" svg:width="6.604cm" svg:height="2.032cm" svg:x="74.252cm" svg:y="33.38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7.562cm" svg:y1="31.153cm" svg:x2="77.554cm" svg:y2="33.385cm" draw:start-shape="id24" draw:start-glue-point="2" draw:end-shape="id25" draw:end-glue-point="0" svg:d="m77562 31153v1117h-8v1115">
          <text:p/>
        </draw:connector>
        <draw:frame draw:style-name="gr5" draw:layer="layout" svg:width="1.539cm" svg:height="0.962cm" svg:x="77.566cm" svg:y="12.43cm">
          <draw:text-box>
            <text:p>Yes</text:p>
          </draw:text-box>
        </draw:frame>
        <draw:custom-shape draw:style-name="gr1" draw:text-style-name="P1" xml:id="id27" draw:id="id27" draw:layer="layout" svg:width="6.35cm" svg:height="3.099cm" svg:x="68.31cm" svg:y="12.665cm">
          <text:p text:style-name="P1">Signal User 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6" draw:id="id36" draw:layer="layout" svg:width="6.35cm" svg:height="4.98cm" svg:x="48.625cm" svg:y="11.695cm">
          <text:p text:style-name="P4">Send PCER message with Event ID = “Duplicate Node ID Detected” <text:s/>(optional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78.47cm" svg:y1="14.216cm" svg:x2="74.66cm" svg:y2="14.214cm" draw:start-shape="id26" draw:start-glue-point="5" draw:end-shape="id27" svg:d="m78470 14216h-1904v-2h-1906">
          <text:p/>
        </draw:connector>
        <draw:custom-shape draw:style-name="gr6" draw:text-style-name="P5" draw:layer="layout" svg:width="5.715cm" svg:height="1.27cm" svg:x="71.485cm" svg:y="10.525cm">
          <text:p text:style-name="P1"><text:span text:style-name="T4">Paragraph 6.2.6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89.265cm" svg:y1="22.59cm" svg:x2="81.137cm" svg:y2="22.571cm" draw:start-shape="id28" draw:start-glue-point="5" draw:end-shape="id29" draw:end-glue-point="7" svg:d="m89265 22590h-4064v-19h-4064">
          <text:p/>
        </draw:connector>
        <draw:frame draw:style-name="gr5" draw:layer="layout" svg:width="1.539cm" svg:height="0.962cm" svg:x="87.091cm" svg:y="21.32cm">
          <draw:text-box>
            <text:p>Yes</text:p>
          </draw:text-box>
        </draw:frame>
        <draw:connector draw:style-name="gr4" draw:text-style-name="P1" draw:layer="layout" svg:x1="92.758cm" svg:y1="24.876cm" svg:x2="92.775cm" svg:y2="28.405cm" draw:start-shape="id28" draw:start-glue-point="6" draw:end-shape="id23" draw:end-glue-point="4" svg:d="m92758 24876v1765h17v1764">
          <text:p/>
        </draw:connector>
        <draw:custom-shape draw:style-name="gr2" draw:text-style-name="P1" xml:id="id30" draw:id="id30" draw:layer="layout" svg:width="6.35cm" svg:height="4.98cm" svg:x="38.465cm" svg:y="11.695cm">
          <text:p text:style-name="P4">Send Alias Map Reset Frame (end use of the Alias Node ID within 100m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715cm" svg:height="1.27cm" svg:x="42.275cm" svg:y="9.255cm">
          <text:p text:style-name="P1"><text:span text:style-name="T4">Paragraph 6.2.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" draw:text-style-name="P1" draw:layer="layout" svg:x1="38.465cm" svg:y1="14.185cm" svg:x2="26.566cm" svg:y2="18.192cm" draw:start-shape="id30" draw:start-glue-point="3" draw:end-shape="id13" draw:end-glue-point="1" svg:d="m38465 14185h-5949v4007h-5950">
          <text:p/>
        </draw:connector>
        <draw:custom-shape draw:style-name="gr1" draw:text-style-name="P1" xml:id="id44" draw:id="id44" draw:layer="layout" svg:width="6.35cm" svg:height="3.175cm" svg:x="100.595cm" svg:y="74.075cm">
          <text:p text:style-name="P1">Decode Node Specific Eve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3" draw:id="id43" draw:layer="layout" svg:width="6.985cm" svg:height="3.175cm" svg:x="89.265cm" svg:y="83.2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2" draw:id="id32" draw:layer="layout" svg:width="6.35cm" svg:height="3.175cm" svg:x="20.251cm" svg:y="75.13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67.69cm" svg:x2="23.426cm" svg:y2="69.815cm" draw:start-shape="id15" draw:start-glue-point="2" draw:end-shape="id31" draw:end-glue-point="0" svg:d="m23426 67690v2125">
          <text:p/>
        </draw:connector>
        <draw:frame draw:style-name="gr5" draw:text-style-name="P3" draw:layer="layout" svg:width="7.529cm" svg:height="3.554cm" svg:x="129.905cm" svg:y="82.915cm">
          <draw:text-box>
            <text:p><text:span text:style-name="T3">Jim Kueneman</text:span></text:p>
            <text:p><text:span text:style-name="T3">Jan 15, 2012</text:span></text:p>
            <text:p><text:span text:style-name="T3">Rev Draft 3</text:span></text:p>
          </draw:text-box>
        </draw:frame>
        <draw:custom-shape draw:style-name="gr7" draw:text-style-name="P6" draw:layer="layout" svg:width="20.32cm" svg:height="6.985cm" svg:x="112.125cm" svg:y="16.875cm">
          <text:p text:style-name="P1"><text:span text:style-name="T6">If no data then all nodes will respond to this message. <text:s/>The CAN arbitration will prioritize the responses but how does the sending node know when all nodes have replies?</text:span></text:p>
          <text:p text:style-name="P1"><text:span text:style-name="T6"/></text:p>
          <text:p text:style-name="P1"><text:span text:style-name="T6">What is the purpose/use of this condition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36.83cm" svg:height="6.985cm" svg:x="100.695cm" svg:y="5.445cm">
          <text:p text:style-name="P1"><text:span text:style-name="T7">NMRABus Frame Transfer Spe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1" draw:id="id31" draw:layer="layout" svg:width="6.35cm" svg:height="3.175cm" svg:x="20.251cm" svg:y="69.815cm">
          <text:p text:style-name="P4">Send Initialization Complete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72.99cm" svg:x2="23.426cm" svg:y2="75.13cm" draw:start-shape="id31" draw:start-glue-point="2" draw:end-shape="id32" svg:d="m23426 72990v2140">
          <text:p/>
        </draw:connector>
        <draw:custom-shape draw:style-name="gr3" draw:text-style-name="P1" xml:id="id33" draw:id="id33" draw:layer="layout" svg:width="6.985cm" svg:height="4.572cm" svg:x="89.265cm" svg:y="11.93cm">
          <text:p text:style-name="P1"><text:span text:style-name="T5">Is Alias Map </text:span></text:p>
          <text:p text:style-name="P1"><text:span text:style-name="T5">Definition (AMD)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6" draw:id="id26" draw:layer="layout" svg:width="7.112cm" svg:height="4.572cm" svg:x="78.47cm" svg:y="11.93cm">
          <text:p text:style-name="P1"><text:span text:style-name="T5">Is 48 Bit NodeID </text:span></text:p>
          <text:p text:style-name="P1"><text:span text:style-name="T5">same as ou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9.265cm" svg:y1="14.216cm" svg:x2="85.582cm" svg:y2="14.216cm" draw:start-shape="id33" draw:start-glue-point="5" draw:end-shape="id26" draw:end-glue-point="7" svg:d="m89265 14216h-3683">
          <text:p/>
        </draw:connector>
        <draw:connector draw:style-name="gr4" draw:text-style-name="P1" draw:layer="layout" svg:x1="82.026cm" svg:y1="16.502cm" svg:x2="92.758cm" svg:y2="20.304cm" draw:start-shape="id26" draw:start-glue-point="6" draw:end-shape="id28" draw:end-glue-point="4" svg:d="m82026 16502v1902h10732v1900">
          <text:p/>
        </draw:connector>
        <draw:connector draw:style-name="gr4" draw:text-style-name="P1" draw:layer="layout" svg:x1="92.757cm" svg:y1="16.502cm" svg:x2="92.758cm" svg:y2="20.304cm" draw:start-shape="id33" draw:end-shape="id28" draw:end-glue-point="4" svg:d="m92757 16502v1902h1v1900">
          <text:p/>
        </draw:connector>
        <draw:frame draw:style-name="gr5" draw:layer="layout" svg:width="1.539cm" svg:height="0.962cm" svg:x="87.726cm" svg:y="12.43cm">
          <draw:text-box>
            <text:p>Yes</text:p>
          </draw:text-box>
        </draw:frame>
        <draw:frame draw:style-name="gr5" draw:layer="layout" svg:width="1.315cm" svg:height="0.962cm" svg:x="80.375cm" svg:y="16.24cm">
          <draw:text-box>
            <text:p>No</text:p>
          </draw:text-box>
        </draw:frame>
        <draw:frame draw:style-name="gr5" draw:layer="layout" svg:width="1.315cm" svg:height="0.962cm" svg:x="91.125cm" svg:y="16.24cm">
          <draw:text-box>
            <text:p>No</text:p>
          </draw:text-box>
        </draw:frame>
        <draw:connector draw:style-name="gr4" draw:text-style-name="P1" draw:layer="layout" svg:x1="92.757cm" svg:y1="9.255cm" svg:x2="92.757cm" svg:y2="11.93cm" draw:start-shape="id34" draw:start-glue-point="2" draw:end-shape="id33" svg:d="m92757 9255v2675">
          <text:p/>
        </draw:connector>
        <draw:custom-shape draw:style-name="gr3" draw:text-style-name="P1" xml:id="id35" draw:id="id35" draw:layer="layout" svg:width="6.985cm" svg:height="4.445cm" svg:x="58.15cm" svg:y="11.99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8.31cm" svg:y1="14.214cm" svg:x2="65.135cm" svg:y2="14.218cm" draw:start-shape="id27" draw:start-glue-point="3" draw:end-shape="id35" draw:end-glue-point="7" svg:d="m68310 14214h-1587v4h-1588">
          <text:p/>
        </draw:connector>
        <draw:connector draw:style-name="gr4" draw:text-style-name="P1" draw:layer="layout" svg:x1="58.15cm" svg:y1="14.218cm" svg:x2="54.975cm" svg:y2="14.185cm" draw:start-shape="id35" draw:start-glue-point="5" draw:end-shape="id36" draw:end-glue-point="1" svg:d="m58150 14218h-1587v-33h-1588">
          <text:p/>
        </draw:connector>
        <draw:frame draw:style-name="gr5" draw:layer="layout" svg:width="1.539cm" svg:height="0.962cm" svg:x="56.245cm" svg:y="13.373cm">
          <draw:text-box>
            <text:p>Yes</text:p>
          </draw:text-box>
        </draw:frame>
        <draw:frame draw:style-name="gr5" draw:layer="layout" svg:width="1.315cm" svg:height="0.962cm" svg:x="58.74cm" svg:y="16.548cm">
          <draw:text-box>
            <text:p>No</text:p>
          </draw:text-box>
        </draw:frame>
        <draw:connector draw:style-name="gr4" draw:text-style-name="P1" draw:layer="layout" svg:x1="61.643cm" svg:y1="16.44cm" svg:x2="26.566cm" svg:y2="18.192cm" draw:start-shape="id35" draw:start-glue-point="6" draw:end-shape="id13" draw:end-glue-point="1" svg:d="m61643 16440v1752h-35077">
          <text:p/>
        </draw:connector>
        <draw:connector draw:style-name="gr4" draw:text-style-name="P1" draw:layer="layout" svg:x1="48.625cm" svg:y1="14.185cm" svg:x2="44.815cm" svg:y2="14.185cm" draw:start-shape="id36" draw:start-glue-point="3" draw:end-shape="id30" draw:end-glue-point="1" svg:d="m48625 14185h-3810">
          <text:p/>
        </draw:connector>
        <draw:connector draw:style-name="gr4" draw:text-style-name="P1" draw:layer="layout" svg:x1="77.581cm" svg:y1="24.857cm" svg:x2="77.562cm" svg:y2="28.105cm" draw:start-shape="id29" draw:start-glue-point="6" draw:end-shape="id24" draw:end-glue-point="0" svg:d="m77581 24857v1625h-19v1623">
          <text:p/>
        </draw:connector>
        <draw:custom-shape draw:style-name="gr3" draw:text-style-name="P1" xml:id="id37" draw:id="id37" draw:layer="layout" svg:width="6.985cm" svg:height="4.572cm" svg:x="63.865cm" svg:y="20.285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539cm" svg:height="0.962cm" svg:x="62.06cm" svg:y="21.428cm">
          <draw:text-box>
            <text:p>Yes</text:p>
          </draw:text-box>
        </draw:frame>
        <draw:frame draw:style-name="gr5" draw:layer="layout" svg:width="1.315cm" svg:height="0.962cm" svg:x="64.855cm" svg:y="24.603cm">
          <draw:text-box>
            <text:p>No</text:p>
          </draw:text-box>
        </draw:frame>
        <draw:connector draw:style-name="gr4" draw:text-style-name="P1" draw:layer="layout" svg:x1="74.025cm" svg:y1="22.571cm" svg:x2="70.85cm" svg:y2="22.571cm" draw:start-shape="id29" draw:start-glue-point="5" draw:end-shape="id37" draw:end-glue-point="7" svg:d="m74025 22571h-3175">
          <text:p/>
        </draw:connector>
        <draw:connector draw:style-name="gr4" draw:text-style-name="P1" draw:layer="layout" svg:x1="63.865cm" svg:y1="22.571cm" svg:x2="26.566cm" svg:y2="18.192cm" draw:start-shape="id37" draw:start-glue-point="5" draw:end-shape="id13" draw:end-glue-point="1" svg:d="m63865 22571h-18650v-4379h-18649">
          <text:p/>
        </draw:connector>
        <draw:custom-shape draw:style-name="gr1" draw:text-style-name="P1" xml:id="id9" draw:id="id9" draw:layer="layout" svg:width="6.35cm" svg:height="3.175cm" svg:x="20.25cm" svg:y="29.375cm">
          <text:p text:style-name="P1">Copy 12 Bits of 48 Bit Node ID into Variable Field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23.426cm" svg:y1="28.08cm" svg:x2="23.425cm" svg:y2="29.375cm" draw:start-shape="id6" draw:start-glue-point="2" draw:end-shape="id9" draw:end-glue-point="0" svg:d="m23426 28080v647h-1v648">
          <text:p/>
        </draw:connector>
        <draw:connector draw:style-name="gr4" draw:text-style-name="P1" draw:layer="layout" svg:x1="23.425cm" svg:y1="32.55cm" svg:x2="23.426cm" svg:y2="33.785cm" draw:start-shape="id9" draw:start-glue-point="2" draw:end-shape="id1" draw:end-glue-point="0" svg:d="m23425 32550v617h1v618">
          <text:p/>
        </draw:connector>
        <draw:connector draw:style-name="gr4" draw:text-style-name="P1" draw:layer="layout" svg:x1="23.426cm" svg:y1="23.96cm" svg:x2="23.426cm" svg:y2="24.905cm" draw:start-shape="id14" draw:start-glue-point="2" draw:end-shape="id6" draw:end-glue-point="0" svg:d="m23426 23960v945">
          <text:p/>
        </draw:connector>
        <draw:custom-shape draw:style-name="gr10" draw:text-style-name="P1" xml:id="id38" draw:id="id38" draw:layer="layout" svg:width="6.35cm" svg:height="5.08cm" svg:x="53.705cm" svg:y="30.21cm">
          <text:p text:style-name="P1">Getting Clarification as to what the Spec say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7.358cm" svg:y1="24.857cm" svg:x2="60.055cm" svg:y2="32.75cm" draw:start-shape="id37" draw:start-glue-point="6" draw:end-shape="id38" draw:end-glue-point="1" svg:d="m67358 24857v7893h-7303">
          <text:p/>
        </draw:connector>
        <draw:custom-shape draw:style-name="gr3" draw:text-style-name="P1" xml:id="id39" draw:id="id39" draw:layer="layout" svg:width="6.985cm" svg:height="4.572cm" svg:x="89.265cm" svg:y="41.573cm">
          <text:p text:style-name="P1">Is in Permitted</text:p>
          <text:p text:style-name="P1">St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315cm" svg:height="0.962cm" svg:x="93.03cm" svg:y="46.72cm">
          <draw:text-box>
            <text:p>No</text:p>
          </draw:text-box>
        </draw:frame>
        <draw:custom-shape draw:style-name="gr11" draw:text-style-name="P1" xml:id="id40" draw:id="id40" draw:layer="layout" svg:width="6.985cm" svg:height="4.572cm" svg:x="100.266cm" svg:y="41.573cm">
          <text:p text:style-name="P1">Is Verify Node ID</text:p>
          <text:p text:style-name="P1">With 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96.25cm" svg:y1="43.859cm" svg:x2="100.266cm" svg:y2="43.859cm" draw:start-shape="id39" draw:start-glue-point="7" draw:end-shape="id40" draw:end-glue-point="5" svg:d="m96250 43859h4016">
          <text:p/>
        </draw:connector>
        <draw:connector draw:style-name="gr4" draw:text-style-name="P1" draw:layer="layout" svg:x1="92.775cm" svg:y1="33.485cm" svg:x2="92.758cm" svg:y2="41.573cm" draw:start-shape="id23" draw:start-glue-point="6" draw:end-shape="id39" draw:end-glue-point="4" svg:d="m92775 33485v4045h-17v4043">
          <text:p/>
        </draw:connector>
        <draw:custom-shape draw:style-name="gr11" draw:text-style-name="P1" xml:id="id41" draw:id="id41" draw:layer="layout" svg:width="6.985cm" svg:height="4.572cm" svg:x="100.267cm" svg:y="48.573cm">
          <text:p text:style-name="P1">Is Verify Node ID</text:p>
          <text:p text:style-name="P1">Without <text:s/>Dest I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3.759cm" svg:y1="46.145cm" svg:x2="103.76cm" svg:y2="48.573cm" draw:start-shape="id40" draw:start-glue-point="6" draw:end-shape="id41" draw:end-glue-point="4" svg:d="m103759 46145v1215h1v1213">
          <text:p/>
        </draw:connector>
        <draw:custom-shape draw:style-name="gr9" draw:text-style-name="P1" xml:id="id42" draw:id="id42" draw:layer="layout" svg:width="6.604cm" svg:height="3.048cm" svg:x="112.125cm" svg:y="42.275cm">
          <text:p text:style-name="P1">Send Verified Node</text:p>
          <text:p text:style-name="P1">ID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07.251cm" svg:y1="43.859cm" svg:x2="112.125cm" svg:y2="43.799cm" draw:start-shape="id40" draw:start-glue-point="7" draw:end-shape="id42" draw:end-glue-point="3" svg:d="m107251 43859h2437v-60h2437">
          <text:p/>
        </draw:connector>
        <draw:connector draw:style-name="gr4" draw:text-style-name="P1" draw:layer="layout" svg:x1="107.252cm" svg:y1="50.859cm" svg:x2="112.125cm" svg:y2="43.799cm" draw:start-shape="id41" draw:start-glue-point="7" draw:end-shape="id42" draw:end-glue-point="3" svg:d="m107252 50859h2437v-7060h2436">
          <text:p/>
        </draw:connector>
        <draw:frame draw:style-name="gr5" draw:layer="layout" svg:width="1.539cm" svg:height="0.962cm" svg:x="107.68cm" svg:y="42.583cm">
          <draw:text-box>
            <text:p>Yes</text:p>
          </draw:text-box>
        </draw:frame>
        <draw:frame draw:style-name="gr5" draw:layer="layout" svg:width="1.539cm" svg:height="0.962cm" svg:x="107.411cm" svg:y="49.625cm">
          <draw:text-box>
            <text:p>Yes</text:p>
          </draw:text-box>
        </draw:frame>
        <draw:frame draw:style-name="gr5" draw:layer="layout" svg:width="1.315cm" svg:height="0.962cm" svg:x="104.005cm" svg:y="46.393cm">
          <draw:text-box>
            <text:p>No</text:p>
          </draw:text-box>
        </draw:frame>
        <draw:frame draw:style-name="gr5" draw:layer="layout" svg:width="1.315cm" svg:height="0.962cm" svg:x="103.87cm" svg:y="53.343cm">
          <draw:text-box>
            <text:p>No</text:p>
          </draw:text-box>
        </draw:frame>
        <draw:connector draw:style-name="gr4" draw:text-style-name="P1" draw:layer="layout" svg:x1="92.758cm" svg:y1="46.145cm" svg:x2="92.757cm" svg:y2="83.25cm" draw:start-shape="id39" draw:start-glue-point="6" draw:end-shape="id43" svg:d="m92758 46145v18553h-1v18552">
          <text:p/>
        </draw:connector>
        <draw:connector draw:style-name="gr4" draw:text-style-name="P1" draw:layer="layout" svg:x1="103.77cm" svg:y1="77.25cm" svg:x2="92.757cm" svg:y2="83.25cm" draw:start-shape="id44" draw:start-glue-point="2" draw:end-shape="id43" draw:end-glue-point="0" svg:d="m103770 77250v3000h-11013v3000">
          <text:p/>
        </draw:connector>
        <draw:custom-shape draw:style-name="gr2" draw:text-style-name="P1" draw:layer="layout" svg:width="6.35cm" svg:height="3.175cm" svg:x="58.785cm" svg:y="76.565cm">
          <text:p text:style-name="P4">CAN Control Frame Mess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6.35cm" svg:height="3.175cm" svg:x="58.785cm" svg:y="80.375cm">
          <text:p text:style-name="P4">OpenLCB Frame Messa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4.016cm" svg:height="1.352cm" svg:x="59.849cm" svg:y="74.025cm">
          <draw:text-box>
            <text:p><text:span text:style-name="T3">Legend</text:span></text:p>
          </draw:text-box>
        </draw:frame>
        <draw:custom-shape draw:style-name="gr11" draw:text-style-name="P1" xml:id="id45" draw:id="id45" draw:layer="layout" svg:width="6.985cm" svg:height="4.572cm" svg:x="100.268cm" svg:y="55.573cm">
          <text:p text:style-name="P1">Optional </text:p>
          <text:p text:style-name="P1">Interaction</text:p>
          <text:p text:style-name="P1">Reque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3.76cm" svg:y1="53.145cm" svg:x2="103.761cm" svg:y2="55.573cm" draw:start-shape="id41" draw:start-glue-point="6" draw:end-shape="id45" draw:end-glue-point="4" svg:d="m103760 53145v1215h1v1213">
          <text:p/>
        </draw:connector>
        <draw:connector draw:style-name="gr4" draw:text-style-name="P1" draw:layer="layout" svg:x1="103.761cm" svg:y1="60.145cm" svg:x2="103.77cm" svg:y2="74.075cm" draw:start-shape="id45" draw:start-glue-point="6" draw:end-shape="id44" draw:end-glue-point="0" svg:d="m103761 60145v6965h9v6965">
          <text:p/>
        </draw:connector>
        <draw:custom-shape draw:style-name="gr11" draw:text-style-name="P1" xml:id="id46" draw:id="id46" draw:layer="layout" svg:width="6.985cm" svg:height="4.572cm" svg:x="110.268cm" svg:y="55.573cm">
          <text:p text:style-name="P1">Does Node want to</text:p>
          <text:p text:style-name="P1">Participat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layer="layout" svg:width="1.539cm" svg:height="0.962cm" svg:x="107.412cm" svg:y="56.625cm">
          <draw:text-box>
            <text:p>Yes</text:p>
          </draw:text-box>
        </draw:frame>
        <draw:connector draw:style-name="gr4" draw:text-style-name="P1" draw:layer="layout" svg:x1="107.253cm" svg:y1="57.859cm" svg:x2="110.268cm" svg:y2="57.859cm" draw:start-shape="id45" draw:start-glue-point="7" draw:end-shape="id46" draw:end-glue-point="5" svg:d="m107253 57859h3015">
          <text:p/>
        </draw:connector>
        <draw:frame draw:style-name="gr5" draw:layer="layout" svg:width="1.315cm" svg:height="0.962cm" svg:x="103.871cm" svg:y="60.743cm">
          <draw:text-box>
            <text:p>No</text:p>
          </draw:text-box>
        </draw:frame>
        <draw:custom-shape draw:style-name="gr9" draw:text-style-name="P1" xml:id="id47" draw:id="id47" draw:layer="layout" svg:width="6.604cm" svg:height="3.175cm" svg:x="120.761cm" svg:y="56.245cm">
          <text:p text:style-name="P1">Send Reject Addressed Optional Intera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50" draw:id="id50" draw:layer="layout" svg:width="6.885cm" svg:height="3.175cm" svg:x="110.32cm" svg:y="63.23cm">
          <text:p text:style-name="P1">Participate (TBD)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7.253cm" svg:y1="57.859cm" svg:x2="120.761cm" svg:y2="57.832cm" draw:start-shape="id46" draw:start-glue-point="7" draw:end-shape="id47" draw:end-glue-point="3" svg:d="m117253 57859h1754v-27h1754">
          <text:p/>
        </draw:connector>
        <draw:custom-shape draw:style-name="gr1" draw:text-style-name="P1" xml:id="id48" draw:id="id48" draw:layer="layout" svg:width="6.35cm" svg:height="2.005cm" svg:x="122.285cm" svg:y="42.81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8.729cm" svg:y1="43.799cm" svg:x2="122.285cm" svg:y2="43.812cm" draw:start-shape="id42" draw:start-glue-point="1" draw:end-shape="id48" draw:end-glue-point="3" svg:d="m118729 43799h1779v13h1777">
          <text:p/>
        </draw:connector>
        <draw:custom-shape draw:style-name="gr1" draw:text-style-name="P1" xml:id="id49" draw:id="id49" draw:layer="layout" svg:width="6.35cm" svg:height="1.905cm" svg:x="129.905cm" svg:y="56.88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7.365cm" svg:y1="57.832cm" svg:x2="129.905cm" svg:y2="57.832cm" draw:start-shape="id47" draw:start-glue-point="1" draw:end-shape="id49" draw:end-glue-point="3" svg:d="m127365 57832h2540">
          <text:p/>
        </draw:connector>
        <draw:frame draw:style-name="gr5" draw:layer="layout" svg:width="1.539cm" svg:height="0.962cm" svg:x="111.221cm" svg:y="60.363cm">
          <draw:text-box>
            <text:p>Yes</text:p>
          </draw:text-box>
        </draw:frame>
        <draw:frame draw:style-name="gr5" draw:layer="layout" svg:width="1.315cm" svg:height="0.962cm" svg:x="117.84cm" svg:y="56.553cm">
          <draw:text-box>
            <text:p>No</text:p>
          </draw:text-box>
        </draw:frame>
        <draw:connector draw:style-name="gr4" draw:text-style-name="P1" draw:layer="layout" svg:x1="113.761cm" svg:y1="60.145cm" svg:x2="113.762cm" svg:y2="63.23cm" draw:start-shape="id46" draw:start-glue-point="6" draw:end-shape="id50" svg:d="m113761 60145v1543h1v1542">
          <text:p/>
        </draw:connector>
        <draw:custom-shape draw:style-name="gr1" draw:text-style-name="P1" xml:id="id51" draw:id="id51" draw:layer="layout" svg:width="6.35cm" svg:height="1.905cm" svg:x="120.38cm" svg:y="63.865cm">
          <text:p text:style-name="P1">Ex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17.205cm" svg:y1="64.817cm" svg:x2="120.38cm" svg:y2="64.817cm" draw:start-shape="id50" draw:start-glue-point="1" draw:end-shape="id51" draw:end-glue-point="3" svg:d="m117205 64817h31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2.24cm" fo:page-height="91.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im Kueneman</meta:initial-creator>
    <meta:creation-date>2012-01-15T09:23:37</meta:creation-date>
    <dc:date>2012-01-15T20:03:35</dc:date>
    <dc:creator>Jim Kueneman</dc:creator>
    <meta:editing-duration>PT6H47M4S</meta:editing-duration>
    <meta:editing-cycles>34</meta:editing-cycles>
    <meta:generator>OpenOffice.org/3.3$Unix OpenOffice.org_project/330m20$Build-9567</meta:generator>
    <meta:printed-by>Jim Kueneman</meta:printed-by>
    <meta:print-date>2012-01-15T11:19:26</meta:print-date>
    <meta:document-statistic meta:object-count="155"/>
  </office:meta>
</office:document-meta>
</file>